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 style:data-style-name="N3"/>
  </office:automatic-styles>
  <office:body>
    <office:spreadsheet>
      <table:calculation-settings table:automatic-find-labels="false" table:null-year="1901"/>
      <table:table table:name="DESCRICAO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scrição deste arquiv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nilhas organizadas por tipo de chave de busca ini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 – 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 – Sexo e pornografia (vários tipo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– Jogos on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– Torrents e downloads <text:s/>de mid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ÃO DEU PARA FAZER POR COISAS MUITO ESPECIFIC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EXEMPLO SITES BREGA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QUE SÓ SE APLICARIA A UM SETOR ESPECIFICO E NÃO DARIA DADOS SUFICIENTES, ALÉM DO QUE VIRARIA UM ESTUDO SETORIAL, O QUE VAI CONTRA ESTE ESTUDO QUE É EXPLORATÓRI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po de popup</text:p>
          </table:table-cell>
          <table:table-cell table:number-columns-repeated="4"/>
          <table:table-cell office:value-type="string" calcext:value-type="string">
            <text:p>tipos de busca descartados</text:p>
          </table:table-cell>
        </table:table-row>
        <table:table-row table:style-name="ro1">
          <table:table-cell office:value-type="string" calcext:value-type="string">
            <text:p>1 – Mais do mesmo tema</text:p>
          </table:table-cell>
          <table:table-cell table:number-columns-repeated="4"/>
          <table:table-cell office:value-type="string" calcext:value-type="string">
            <text:p>- fofocas sobre celebridades e entretenimento</text:p>
          </table:table-cell>
        </table:table-row>
        <table:table-row table:style-name="ro1">
          <table:table-cell office:value-type="string" calcext:value-type="string">
            <text:p>2 – Anúncio normal </text:p>
          </table:table-cell>
          <table:table-cell table:number-columns-repeated="4"/>
          <table:table-cell office:value-type="string" calcext:value-type="string">
            <text:p>- compra de medicamentos on line</text:p>
          </table:table-cell>
        </table:table-row>
        <table:table-row table:style-name="ro1">
          <table:table-cell office:value-type="string" calcext:value-type="string">
            <text:p>3 – Anúncio fora do tema da navegação (prop. Constrangid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 nenh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= pornog (inclui os vários tipos 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 = produtos sexuais (viagra e serviços relacionados como acomp etc..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 = jogos on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=publicidade envergon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 = tv a 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T = software em 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= artifícios para coletar dad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=outras</text:p>
          </table:table-cell>
          <table:table-cell table:number-columns-repeated="5"/>
        </table:table-row>
      </table:table>
      <table:table table:name="A - APOSTAS" table:style-name="ta1"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po de chave de busca: </text:p>
          </table:table-cell>
          <table:table-cell/>
          <table:table-cell office:value-type="string" calcext:value-type="string">
            <text:p>Aposta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link clicado</text:p>
          </table:table-cell>
          <table:table-cell table:style-name="ce4" table:number-columns-repeated="2"/>
          <table:table-cell table:style-name="ce6" office:value-type="string" calcext:value-type="string">
            <text:p>Anunciante (só para PE)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4" office:value-type="string" calcext:value-type="string">
            <text:p>ID da observaçao</text:p>
          </table:table-cell>
          <table:table-cell table:style-name="ce4" office:value-type="string" calcext:value-type="string">
            <text:p>Website selecionado (Link clicado no resultado de busca – aleatório 1-30)</text:p>
          </table:table-cell>
          <table:table-cell table:style-name="ce4" office:value-type="string" calcext:value-type="string">
            <text:p>Link selecionado no website (aleatório 1-50)</text:p>
          </table:table-cell>
          <table:table-cell table:style-name="ce4" office:value-type="string" calcext:value-type="string">
            <text:p>Número máximo de cliques em sequência a partir do link até atingir ou não um popup (aleatório 1-20)</text:p>
          </table:table-cell>
          <table:table-cell table:style-name="ce4" office:value-type="string" calcext:value-type="string">
            <text:p>Tipo de popup</text:p>
          </table:table-cell>
          <table:table-cell table:style-name="ce6" office:value-type="string" calcext:value-type="string">
            <text:p>Setor</text:p>
          </table:table-cell>
          <table:table-cell table:style-name="ce6" office:value-type="string" calcext:value-type="string">
            <text:p>Empres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5.5499399395465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ando atinge um popup pode parar de ir clicand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.0356435743636" calcext:value-type="float">
            <text:p>25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4.3059127281662" calcext:value-type="float">
            <text:p>44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.3919692115679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.61609187947428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.1977684940962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viação</text:p>
          </table:table-cell>
          <table:table-cell office:value-type="string" calcext:value-type="string">
            <text:p>Aviação 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9.8481373501026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.8668594698732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arejo on line</text:p>
          </table:table-cell>
          <table:table-cell office:value-type="string" calcext:value-type="string">
            <text:p>Varejo 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7.4658533816197" calcext:value-type="float">
            <text:p>27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8.1726057515607" calcext:value-type="float">
            <text:p>28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ROUND(20*RAND();0)" office:value-type="float" office:value="10" calcext:value-type="float">
            <text:p>10</text:p>
          </table:table-cell>
          <table:table-cell table:style-name="ce5" table:formula="of:=ROUND(30*RAND();0)" office:value-type="float" office:value="26" calcext:value-type="float">
            <text:p>26</text:p>
          </table:table-cell>
          <table:table-cell table:style-name="ce5" table:formula="of:=50*RAND()" office:value-type="float" office:value="42.0629788643978" calcext:value-type="float">
            <text:p>4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ROUND(20*RAND();0)" office:value-type="float" office:value="9" calcext:value-type="float">
            <text:p>9</text:p>
          </table:table-cell>
          <table:table-cell table:style-name="ce5" table:formula="of:=ROUND(30*RAND();0)" office:value-type="float" office:value="11" calcext:value-type="float">
            <text:p>11</text:p>
          </table:table-cell>
          <table:table-cell table:style-name="ce5" table:formula="of:=50*RAND()" office:value-type="float" office:value="35.5257143890124" calcext:value-type="float">
            <text:p>3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ROUND(20*RAND();0)" office:value-type="float" office:value="8" calcext:value-type="float">
            <text:p>8</text:p>
          </table:table-cell>
          <table:table-cell table:style-name="ce5" table:formula="of:=ROUND(30*RAND();0)" office:value-type="float" office:value="10" calcext:value-type="float">
            <text:p>10</text:p>
          </table:table-cell>
          <table:table-cell table:style-name="ce5" table:formula="of:=50*RAND()" office:value-type="float" office:value="2.58418466054342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ROUND(20*RAND();0)" office:value-type="float" office:value="15" calcext:value-type="float">
            <text:p>15</text:p>
          </table:table-cell>
          <table:table-cell table:style-name="ce5" table:formula="of:=ROUND(30*RAND();0)" office:value-type="float" office:value="5" calcext:value-type="float">
            <text:p>5</text:p>
          </table:table-cell>
          <table:table-cell table:style-name="ce5" table:formula="of:=50*RAND()" office:value-type="float" office:value="45.1621392081676" calcext:value-type="float">
            <text:p>45</text:p>
          </table:table-cell>
          <table:table-cell office:value-type="string" calcext:value-type="string">
            <text:p>P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ROUND(20*RAND();0)" office:value-type="float" office:value="8" calcext:value-type="float">
            <text:p>8</text:p>
          </table:table-cell>
          <table:table-cell table:style-name="ce5" table:formula="of:=ROUND(30*RAND();0)" office:value-type="float" office:value="14" calcext:value-type="float">
            <text:p>14</text:p>
          </table:table-cell>
          <table:table-cell table:style-name="ce5" table:formula="of:=50*RAND()" office:value-type="float" office:value="26.3192569322932" calcext:value-type="float">
            <text:p>2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ROUND(20*RAND();0)" office:value-type="float" office:value="3" calcext:value-type="float">
            <text:p>3</text:p>
          </table:table-cell>
          <table:table-cell table:style-name="ce5" table:formula="of:=ROUND(30*RAND();0)" office:value-type="float" office:value="4" calcext:value-type="float">
            <text:p>4</text:p>
          </table:table-cell>
          <table:table-cell table:style-name="ce5" table:formula="of:=50*RAND()" office:value-type="float" office:value="7.87917576409012" calcext:value-type="float">
            <text:p>8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ROUND(20*RAND();0)" office:value-type="float" office:value="3" calcext:value-type="float">
            <text:p>3</text:p>
          </table:table-cell>
          <table:table-cell table:style-name="ce5" table:formula="of:=ROUND(30*RAND();0)" office:value-type="float" office:value="6" calcext:value-type="float">
            <text:p>6</text:p>
          </table:table-cell>
          <table:table-cell table:style-name="ce5" table:formula="of:=50*RAND()" office:value-type="float" office:value="8.17233575840501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ROUND(20*RAND();0)" office:value-type="float" office:value="1" calcext:value-type="float">
            <text:p>1</text:p>
          </table:table-cell>
          <table:table-cell table:style-name="ce5" table:formula="of:=ROUND(30*RAND();0)" office:value-type="float" office:value="15" calcext:value-type="float">
            <text:p>15</text:p>
          </table:table-cell>
          <table:table-cell table:style-name="ce5" table:formula="of:=50*RAND()" office:value-type="float" office:value="44.1506544290711" calcext:value-type="float">
            <text:p>4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18">
          <table:table-cell/>
          <table:table-cell table:style-name="ce5" table:number-columns-repeated="3"/>
          <table:table-cell table:number-columns-repeated="5"/>
        </table:table-row>
        <table:table-row table:style-name="ro1" table:number-rows-repeated="49">
          <table:table-cell/>
          <table:table-cell table:style-name="ce5"/>
          <table:table-cell table:number-columns-repeated="7"/>
        </table:table-row>
        <table:table-row table:style-name="ro1" table:number-rows-repeated="10483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ERADOR ALEAT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Geradores de números aleatóri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1-30</text:p>
          </table:table-cell>
          <table:table-cell office:value-type="string" calcext:value-type="string">
            <text:p>1-5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34.614186456101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46.0715189522409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36.99411251163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.10710239412705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7.9941775855816" calcext:value-type="float">
            <text:p>48</text:p>
          </table:table-cell>
          <table:table-cell table:number-columns-repeated="2"/>
          <table:table-cell office:value-type="string" calcext:value-type="string">
            <text:p>Para gerar os número aleatórios para a visitação de links, </text:p>
          </table:table-cell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23.8143394946265" calcext:value-type="float">
            <text:p>24</text:p>
          </table:table-cell>
          <table:table-cell table:number-columns-repeated="2"/>
          <table:table-cell office:value-type="string" calcext:value-type="string">
            <text:p>copiar o valor da coluna correspondente e colar na planilha onde será usado com formato de número, sem fórmula, para não ficar trocando os números a cada enter na planilha.</text:p>
          </table:table-cell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25.5443595367592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22.424579974200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18.8386416336517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42.386828275701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3.2434145446011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3.429276866796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45.5621249703332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44.3517224243131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14.6898669592173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3.34451051579166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20.4907530725075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16.5784756972962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1.873420617705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7.1720202752874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45.7787196800241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22.2894597325933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3.1068875728717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3.285779826968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14.888783710154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7.1203307484098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0.458429843922379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32.338674599792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2.66198648143124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21.7667066571774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33.2837238181041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28.9783923736076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29.2817848519091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3.4757269440328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18.3876142590192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9.4671651036491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44.4707030832033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8.0994958889201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4.5182995206352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35.8362524410087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32.2500482235298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23.4305579562432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30" calcext:value-type="float">
            <text:p>30</text:p>
          </table:table-cell>
          <table:table-cell table:formula="of:=50*RAND()" office:value-type="float" office:value="0.452350366188501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31.569177291566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47.0986162950539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2.8944537585244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34.6360874242727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24.3622025927283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.53369422771416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28.7073134006378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3.4047172825941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6.8095908360988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22.4316320386776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2.97421552328101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20.0598724094276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7.6720837058073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0.110483857145556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24.5615243463408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22.7304098552727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7.9182866068363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22.9851265279721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4.653270555758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49.5445851085106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3.1732728202227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15.806305353219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17.4774282618484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3.9156829336708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8.9637596529595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9.57874843484008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30.8288021749444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46.6837876524595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8.60519286866455" calcext:value-type="float">
            <text:p>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2.889640630700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9.49097314837914" calcext:value-type="float">
            <text:p>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5.1789205733387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17.3325178494561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2.0624871342195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38.7002353774238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8.7602804309907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5.33123979483774" calcext:value-type="float">
            <text:p>5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43.6570429242307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29.7863591889968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49.6406630953931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49.3199006464941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3.14159698117679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30.64885764898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45.5850035204523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42.0987823061474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12.653474296965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6.61383213674076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16.6782158260929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3.1491611218592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0.19028371459869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49.4726951584555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4.3456446351327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43.851538345295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36.2474414039739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12.657357799031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9.8212027563384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32.6962451762079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11.6943088706033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0.860605044655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6.33899323363588" calcext:value-type="float">
            <text:p>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36.8605198959821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10.0878344178348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22.1644503927135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18.5976793527784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0.2591406704242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.60168157675527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0.0484036783311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45.6030373714572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6.1745084801176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7.966739806399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2.3769100220603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25.6953539284358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8.7853091105196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1.2912758072334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6.09866243774822" calcext:value-type="float">
            <text:p>6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.61525619641556" calcext:value-type="float">
            <text:p>4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28.0857161514761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7" table:formula="of:=ROUND(20*RAND()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7" table:formula="of:=ROUND(20*RAND();0)" office:value-type="float" office:value="18" calcext:value-type="float">
            <text:p>18</text:p>
          </table:table-cell>
          <table:table-cell table:number-columns-repeated="5"/>
        </table:table-row>
        <table:table-row table:style-name="ro1" table:number-rows-repeated="10484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-00-0000</text:date>, <text:time style:data-style-name="N2" text:time-value="10:13:35.7127964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0:07:08.249786875</meta:creation-date>
    <dc:date>2016-04-22T10:34:40.056380479</dc:date>
    <meta:editing-duration>P6DT35M52S</meta:editing-duration>
    <meta:editing-cycles>12</meta:editing-cycles>
    <meta:generator>LibreOffice/5.1.6.2$Linux_X86_64 LibreOffice_project/10m0$Build-2</meta:generator>
    <meta:document-statistic meta:table-count="3" meta:cell-count="676" meta:object-count="0"/>
  </office:meta>
</office:document-meta>
</file>